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33cm" fo:margin-left="0.018cm" fo:margin-right="0.048cm" table:align="margins"/>
    </style:style>
    <style:style style:name="Table1.A" style:family="table-column">
      <style:table-column-properties style:column-width="4.565cm" style:rel-column-width="17667*"/>
    </style:style>
    <style:style style:name="Table1.B" style:family="table-column">
      <style:table-column-properties style:column-width="12.368cm" style:rel-column-width="478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.A" style:family="table-column">
      <style:table-column-properties style:column-width="1.021cm" style:rel-column-width="3937*"/>
    </style:style>
    <style:style style:name="Tabuľka1.B" style:family="table-column">
      <style:table-column-properties style:column-width="3.03cm" style:rel-column-width="11683*"/>
    </style:style>
    <style:style style:name="Tabuľka1.C" style:family="table-column">
      <style:table-column-properties style:column-width="4.83cm" style:rel-column-width="18619*"/>
    </style:style>
    <style:style style:name="Tabuľka1.D" style:family="table-column">
      <style:table-column-properties style:column-width="2.071cm" style:rel-column-width="7983*"/>
    </style:style>
    <style:style style:name="Tabuľka1.E" style:family="table-column">
      <style:table-column-properties style:column-width="1.859cm" style:rel-column-width="7167*"/>
    </style:style>
    <style:style style:name="Tabuľka1.F" style:family="table-column">
      <style:table-column-properties style:column-width="2.311cm" style:rel-column-width="8908*"/>
    </style:style>
    <style:style style:name="Tabuľka1.G" style:family="table-column">
      <style:table-column-properties style:column-width="1.877cm" style:rel-column-width="7238*"/>
    </style:style>
    <style:style style:name="Tabuľk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.G1" style:family="table-cell">
      <style:table-cell-properties style:vertical-align="middle" fo:padding="0.097cm" fo:border="0.002cm solid #000000"/>
    </style:style>
    <style:style style:name="Tabuľka1.2" style:family="table-row">
      <style:table-row-properties style:min-row-height="1.007cm"/>
    </style:style>
    <style:style style:name="Tabuľk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.4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.A4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3" style:family="table">
      <style:table-properties style:width="17.009cm" fo:margin-left="0cm" fo:margin-right="-0.011cm" table:align="margins"/>
    </style:style>
    <style:style style:name="Tabuľka3.A" style:family="table-column">
      <style:table-column-properties style:column-width="1.021cm" style:rel-column-width="3934*"/>
    </style:style>
    <style:style style:name="Tabuľka3.B" style:family="table-column">
      <style:table-column-properties style:column-width="3.298cm" style:rel-column-width="12708*"/>
    </style:style>
    <style:style style:name="Tabuľka3.C" style:family="table-column">
      <style:table-column-properties style:column-width="7.389cm" style:rel-column-width="28468*"/>
    </style:style>
    <style:style style:name="Tabuľka3.D" style:family="table-column">
      <style:table-column-properties style:column-width="2.723cm" style:rel-column-width="10493*"/>
    </style:style>
    <style:style style:name="Tabuľka3.E" style:family="table-column">
      <style:table-column-properties style:column-width="2.577cm" style:rel-column-width="9932*"/>
    </style:style>
    <style:style style:name="Tabuľka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3.E1" style:family="table-cell">
      <style:table-cell-properties style:vertical-align="middle" fo:padding="0.097cm" fo:border="0.002cm solid #000000"/>
    </style:style>
    <style:style style:name="Tabuľka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3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Footer">
      <style:paragraph-properties fo:text-align="end" style:justify-single-word="false"/>
      <style:text-properties fo:color="#0066cc" style:font-name="Ari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10pt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Arial1" fo:font-size="12pt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Table_20_Contents">
      <style:paragraph-properties fo:text-align="center" style:justify-single-word="false" text:number-lines="false" text:line-number="0"/>
      <style:text-properties style:font-name="Arial" fo:font-size="12pt" style:font-name-asian="ArialMT" style:font-size-asian="12pt" style:font-name-complex="ArialMT" style:font-size-complex="12pt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name-asian="ArialMT" style:font-weight-asian="normal" style:font-name-complex="ArialM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1"/>
    </style:style>
    <style:style style:name="T5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18</text:p>
      <text:p text:style-name="P3"/>
      <text:p text:style-name="P4">Dátum stretnutia:<text:span text:style-name="T1"><text:tab/>8. 4. 2008</text:span></text:p>
      <text:p text:style-name="P4">Čas stretnutia:<text:span text:style-name="T1"><text:tab/></text:span>od:<text:span text:style-name="T1"> 10:00<text:tab/></text:span>do: <text:span text:style-name="T1">13:00</text:span></text:p>
      <text:p text:style-name="P6"><text:span text:style-name="T3">Miesto stretnutia:<text:tab/></text:span>Softvérové štúdio (D07b)</text:p>
      <text:p text:style-name="P7"/>
      <text:p text:style-name="P8"><text:span text:style-name="T3">Vypracoval:</text:span> Bc. Peter Cích<text:tab/><text:tab/><text:span text:style-name="T3">Vypracované dňa:</text:span> 8. 4. 2008</text:p>
      <text:p text:style-name="P5"/>
      <text:h text:style-name="Heading_20_1" text:outline-level="1">Zúčastnení</text:h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Pedagóg:</text:p>
          </table:table-cell>
          <table:table-cell table:style-name="Table1.B1" office:value-type="string">
            <text:p text:style-name="P14">doc. Ing. Jana Minárová, PhD.</text:p>
          </table:table-cell>
        </table:table-row>
        <table:table-row>
          <table:table-cell table:style-name="Table1.A2" office:value-type="string">
            <text:p text:style-name="P14">Členovia tímu:</text:p>
          </table:table-cell>
          <table:table-cell table:style-name="Table1.B2" office:value-type="string">
            <text:p text:style-name="P14">Bc. Peter Cích (PC)</text:p>
            <text:p text:style-name="P14">Bc. Pavol Fábik (PF)</text:p>
            <text:p text:style-name="P14">Bc. Ján Garaj (JG)</text:p>
            <text:p text:style-name="P14">Bc. Jozef Hergott (JHE)</text:p>
            <text:p text:style-name="P14">Bc. Jozef Hopko (JHO)</text:p>
          </table:table-cell>
        </table:table-row>
        <table:table-row>
          <table:table-cell table:style-name="Table1.A2" office:value-type="string">
            <text:p text:style-name="P14">Hostia:</text:p>
          </table:table-cell>
          <table:table-cell table:style-name="Table1.B2" office:value-type="string">
            <text:p text:style-name="P14">Bc. František Ďurajka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Práca na <text:s/>projekte</text:p>
      <text:p text:style-name="P11"/>
      <text:h text:style-name="Heading_20_1" text:outline-level="1">Priebeh stretnutia</text:h>
      <text:p text:style-name="Text_20_body"/>
      <text:list text:style-name="L1">
        <text:list-item>
          <text:p text:style-name="P23">doc. Minárov<text:span text:style-name="T4">ú sme informovali o stave procesu získavania fakultných databáz</text:span></text:p>
          <text:list>
            <text:list-item>
              <text:p text:style-name="P23">p. Steinmüller nám dodá <text:span text:style-name="T5">view</text:span> databázy YonBan potom ako pripraví právne podklady na prevzatie</text:p>
            </text:list-item>
            <text:list-item>
              <text:p text:style-name="P23">p. Gnipová pre nás zatiaľ nemá <text:span text:style-name="T5">view</text:span> databázy AIS (vedenie sa musí stretnúť a zaslať oficiálny list na rektorát), ale ako pomoc nám ponúkla výstupy z AIS do programu Microsoft Excel</text:p>
            </text:list-item>
          </text:list>
        </text:list-item>
        <text:list-item>
          <text:p text:style-name="P23">tvorba plagátu na IIT.SRC 2008</text:p>
        </text:list-item>
        <text:list-item>
          <text:p text:style-name="P23">práca na prekladových reťazcov</text:p>
        </text:list-item>
      </text:list>
      <text:p text:style-name="P11"/>
      <text:h text:style-name="P21" text:outline-level="1">Stav plnenia úloh</text:h>
      <text:p text:style-name="P11"/>
      <text:p text:style-name="P11"/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column table:style-name="Tabuľka1.F"/>
        <table:table-column table:style-name="Tabuľka1.G"/>
        <table:table-row>
          <table:table-cell table:style-name="Tabuľka1.A1" office:value-type="string">
            <text:p text:style-name="P16">ID</text:p>
          </table:table-cell>
          <table:table-cell table:style-name="Tabuľka1.A1" office:value-type="string">
            <text:p text:style-name="P16">Člen tímu</text:p>
          </table:table-cell>
          <table:table-cell table:style-name="Tabuľka1.A1" office:value-type="string">
            <text:p text:style-name="P16">Úloha</text:p>
          </table:table-cell>
          <table:table-cell table:style-name="Tabuľka1.A1" office:value-type="string">
            <text:p text:style-name="P16">Začiatok</text:p>
          </table:table-cell>
          <table:table-cell table:style-name="Tabuľka1.A1" office:value-type="string">
            <text:p text:style-name="P16">Koniec</text:p>
          </table:table-cell>
          <table:table-cell table:style-name="Tabuľka1.A1" office:value-type="string">
            <text:p text:style-name="P16">Reálne ukončenie</text:p>
          </table:table-cell>
          <table:table-cell table:style-name="Tabuľka1.G1" office:value-type="string">
            <text:p text:style-name="P16">Stav</text:p>
          </table:table-cell>
        </table:table-row>
        <table:table-row table:style-name="Tabuľka1.2">
          <table:table-cell table:style-name="Tabuľka1.A2" office:value-type="string">
            <text:p text:style-name="P22">8.4</text:p>
          </table:table-cell>
          <table:table-cell table:style-name="Tabuľka1.A2" office:value-type="string">
            <text:p text:style-name="P17">PF</text:p>
          </table:table-cell>
          <table:table-cell table:style-name="Tabuľka1.A2" office:value-type="string">
            <text:p text:style-name="P18">implementovať modul štatistiky</text:p>
          </table:table-cell>
          <table:table-cell table:style-name="Tabuľka1.A2" office:value-type="string">
            <text:p text:style-name="P17">26. 11. 07</text:p>
          </table:table-cell>
          <table:table-cell table:style-name="Tabuľka1.A2" office:value-type="string">
            <text:p text:style-name="P17">10. 12. 07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2">
          <table:table-cell table:style-name="Tabuľka1.A2" office:value-type="string">
            <text:p text:style-name="P22">11.3</text:p>
          </table:table-cell>
          <table:table-cell table:style-name="Tabuľka1.A2" office:value-type="string">
            <text:p text:style-name="P17">JG</text:p>
          </table:table-cell>
          <table:table-cell table:style-name="Tabuľka1.A2" office:value-type="string">
            <text:p text:style-name="P18">doplnenie profilu absolventa</text:p>
          </table:table-cell>
          <table:table-cell table:style-name="Tabuľka1.A2" office:value-type="string">
            <text:p text:style-name="P17">17. 12. 07</text:p>
          </table:table-cell>
          <table:table-cell table:style-name="Tabuľka1.A2" office:value-type="string">
            <text:p text:style-name="P17">11. 2. 07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22">15.3</text:p>
          </table:table-cell>
          <table:table-cell table:style-name="Tabuľka1.A4" office:value-type="string">
            <text:p text:style-name="P17">JHE, PC</text:p>
          </table:table-cell>
          <table:table-cell table:style-name="Tabuľka1.A2" office:value-type="string">
            <text:p text:style-name="P18">vytvorenie používateľskej dokumentácie k systému</text:p>
          </table:table-cell>
          <table:table-cell table:style-name="Tabuľka1.A2" office:value-type="string">
            <text:p text:style-name="P17">11. 3. 08</text:p>
          </table:table-cell>
          <table:table-cell table:style-name="Tabuľka1.A4" office:value-type="string">
            <text:p text:style-name="P17">25. 3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22">16.1</text:p>
          </table:table-cell>
          <table:table-cell table:style-name="Tabuľka1.A4" office:value-type="string">
            <text:p text:style-name="P17">celý tím</text:p>
          </table:table-cell>
          <table:table-cell table:style-name="Tabuľka1.A2" office:value-type="string">
            <text:p text:style-name="P19">vybavenie databázy u p. Steinmüllera</text:p>
          </table:table-cell>
          <table:table-cell table:style-name="Tabuľka1.A2" office:value-type="string">
            <text:p text:style-name="P17">18. 3. 08</text:p>
          </table:table-cell>
          <table:table-cell table:style-name="Tabuľka1.A4" office:value-type="string">
            <text:p text:style-name="P17">25. 3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22">16.2</text:p>
          </table:table-cell>
          <table:table-cell table:style-name="Tabuľka1.A4" office:value-type="string">
            <text:p text:style-name="P17">PC, JHE</text:p>
          </table:table-cell>
          <table:table-cell table:style-name="Tabuľka1.A2" office:value-type="string">
            <text:p text:style-name="P19">doplnenie prekladových reťazcov</text:p>
          </table:table-cell>
          <table:table-cell table:style-name="Tabuľka1.A2" office:value-type="string">
            <text:p text:style-name="P17">18. 3. 08</text:p>
          </table:table-cell>
          <table:table-cell table:style-name="Tabuľka1.A4" office:value-type="string">
            <text:p text:style-name="P17">25. 3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15">17.1</text:p>
          </table:table-cell>
          <table:table-cell table:style-name="Tabuľka1.A4" office:value-type="string">
            <text:p text:style-name="P17">JHE</text:p>
          </table:table-cell>
          <table:table-cell table:style-name="Tabuľka1.A2" office:value-type="string">
            <text:p text:style-name="P19">kontaktovať p. Gnipovú</text:p>
          </table:table-cell>
          <table:table-cell table:style-name="Tabuľka1.A2" office:value-type="string">
            <text:p text:style-name="P17">1. 4. 08</text:p>
          </table:table-cell>
          <table:table-cell table:style-name="Tabuľka1.A4" office:value-type="string">
            <text:p text:style-name="P17">1. 4. 08</text:p>
          </table:table-cell>
          <table:table-cell table:style-name="Tabuľka1.A2" office:value-type="string">
            <text:p text:style-name="P17">1. 4. 08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4">
          <table:table-cell table:style-name="Tabuľka1.A4" office:value-type="string">
            <text:p text:style-name="P15">17.2</text:p>
          </table:table-cell>
          <table:table-cell table:style-name="Tabuľka1.A4" office:value-type="string">
            <text:p text:style-name="P17">PC</text:p>
          </table:table-cell>
          <table:table-cell table:style-name="Tabuľka1.A2" office:value-type="string">
            <text:p text:style-name="P19">kontaktovať p. <text:span text:style-name="T2">Steinmüllera</text:span></text:p>
          </table:table-cell>
          <table:table-cell table:style-name="Tabuľka1.A2" office:value-type="string">
            <text:p text:style-name="P17">1. 4. 08</text:p>
          </table:table-cell>
          <table:table-cell table:style-name="Tabuľka1.A4" office:value-type="string">
            <text:p text:style-name="P17">1. 4. 08</text:p>
          </table:table-cell>
          <table:table-cell table:style-name="Tabuľka1.A2" office:value-type="string">
            <text:p text:style-name="P17">1. 4. 08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4">
          <table:table-cell table:style-name="Tabuľka1.A4" office:value-type="string">
            <text:p text:style-name="P15">17.3</text:p>
          </table:table-cell>
          <table:table-cell table:style-name="Tabuľka1.A4" office:value-type="string">
            <text:p text:style-name="P17">celý tím</text:p>
          </table:table-cell>
          <table:table-cell table:style-name="Tabuľka1.A2" office:value-type="string">
            <text:p text:style-name="P19">poslať doc. Minárovej príspevok IIT.SRC 2008</text:p>
          </table:table-cell>
          <table:table-cell table:style-name="Tabuľka1.A2" office:value-type="string">
            <text:p text:style-name="P17">1. 4. 08</text:p>
          </table:table-cell>
          <table:table-cell table:style-name="Tabuľka1.A4" office:value-type="string">
            <text:p text:style-name="P17">1. 4. 08</text:p>
          </table:table-cell>
          <table:table-cell table:style-name="Tabuľka1.A2" office:value-type="string">
            <text:p text:style-name="P17">1. 4. 08</text:p>
          </table:table-cell>
          <table:table-cell table:style-name="Tabuľka1.G2" office:value-type="string">
            <text:p text:style-name="P17">ukončené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3" table:style-name="Tabuľka3">
        <table:table-column table:style-name="Tabuľka3.A"/>
        <table:table-column table:style-name="Tabuľka3.B"/>
        <table:table-column table:style-name="Tabuľka3.C"/>
        <table:table-column table:style-name="Tabuľka3.D"/>
        <table:table-column table:style-name="Tabuľka3.E"/>
        <table:table-row>
          <table:table-cell table:style-name="Tabuľka3.A1" office:value-type="string">
            <text:p text:style-name="P16">ID</text:p>
          </table:table-cell>
          <table:table-cell table:style-name="Tabuľka3.A1" office:value-type="string">
            <text:p text:style-name="P16">Člen tímu</text:p>
          </table:table-cell>
          <table:table-cell table:style-name="Tabuľka3.A1" office:value-type="string">
            <text:p text:style-name="P16">Úloha</text:p>
          </table:table-cell>
          <table:table-cell table:style-name="Tabuľka3.A1" office:value-type="string">
            <text:p text:style-name="P16">Začiatok</text:p>
          </table:table-cell>
          <table:table-cell table:style-name="Tabuľka3.E1" office:value-type="string">
            <text:p text:style-name="P16">Koniec</text:p>
          </table:table-cell>
        </table:table-row>
        <table:table-row>
          <table:table-cell table:style-name="Tabuľka3.A2" office:value-type="string">
            <text:p text:style-name="P15">18.1</text:p>
          </table:table-cell>
          <table:table-cell table:style-name="Tabuľka3.A2" office:value-type="string">
            <text:p text:style-name="P17">celý tím</text:p>
          </table:table-cell>
          <table:table-cell table:style-name="Tabuľka3.A2" office:value-type="string">
            <text:p text:style-name="P20">vytvoriť plagát na IIT.SRC 2008</text:p>
          </table:table-cell>
          <table:table-cell table:style-name="Tabuľka3.A2" office:value-type="string">
            <text:p text:style-name="P15">8. 4. 08</text:p>
          </table:table-cell>
          <table:table-cell table:style-name="Tabuľka3.E2" office:value-type="string">
            <text:p text:style-name="P15">15. 4. 0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ergott</meta:initial-creator>
    <meta:creation-date>2008-02-21T16:12:59</meta:creation-date>
    <dc:creator>Peto</dc:creator>
    <dc:date>2008-05-19T21:18:40</dc:date>
    <meta:editing-cycles>40</meta:editing-cycles>
    <meta:editing-duration>PT15H3M24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101" meta:word-count="286" meta:character-count="1595"/>
  </office:meta>
</office:document-meta>
</file>